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8pt" style:font-size-asian="8pt" style:font-size-complex="8pt"/>
    </style:style>
    <style:style style:name="P2" style:family="paragraph" style:parent-style-name="Standard">
      <style:paragraph-properties fo:text-align="center" style:justify-single-word="false"/>
      <style:text-properties style:font-name="Arial" fo:font-size="16pt" style:font-size-asian="16pt" style:font-size-complex="16pt"/>
    </style:style>
    <style:style style:name="P3" style:family="paragraph" style:parent-style-name="Standard">
      <style:paragraph-properties fo:text-align="start" style:justify-single-word="false"/>
      <style:text-properties style:font-name="Arial" fo:font-size="10pt" style:font-size-asian="10pt" style:font-size-complex="10pt"/>
    </style:style>
    <style:style style:name="P4" style:family="paragraph" style:parent-style-name="Standard" style:list-style-name="L1">
      <style:paragraph-properties fo:text-align="start" style:justify-single-word="false"/>
      <style:text-properties style:font-name="Arial" fo:font-size="10pt" fo:font-style="normal" style:font-size-asian="10pt" style:font-style-asian="normal" style:font-size-complex="10pt" style:font-style-complex="normal"/>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tay Joffe</text:p>
      <text:p text:style-name="P1">11/28/2006</text:p>
      <text:p text:style-name="P1">CSE 120 – Operating Systems</text:p>
      <text:p text:style-name="P2">Homework 4</text:p>
      <text:p text:style-name="P3"/>
      <text:list text:style-name="L1">
        <text:list-item>
          <text:p text:style-name="P4">The server does not maintain any information about the client between accesses. No open-file table or file structures are kept on the server side, and no open() or close() operations exist. Every client request uses a unique identifier and describes everything needed to complete the operation. The disadvantages of this design are that the server cannot cache any writes because the client is expecting the data to be there when the call returns, and that no concurrency control mechanisms are provided which means multiple clients can step on each others' toes if they don't use some other synchronization mechanism like file locks.</text:p>
          <text:p text:style-name="P4"/>
        </text:list-item>
        <text:list-item>
          <text:p text:style-name="P4">When a new file is created in the same storage area or with the same absolute path name, all the links that became dangling pointers after the original file was deleted will now point to the new file. Any applications using these links that expect the original file will not have any issues opening/reading, but will get data that appears completely corrupt. Moreover, any applications that attempt to write their old data to the link will override the new data with the old information. These issues can be avoided by having the filesystem keep a reverse map that describes all the links for a given file, and then use this map to mark all the links with some flag whenever the file being pointed to is removed.</text:p>
          <text:p text:style-name="P4"/>
        </text:list-item>
        <text:list-item>
          <text:p text:style-name="P4">Linked allocation performs poorly under direct access because all file accesses, no matter where they occur in the file, require traversing the linked list of pointers from the beginning until the block in question is reached. For example, to reach block K in the file, we have to start at the beginning and do K pointer reads, which means K disk reads, and up to K disk seeks. This adds up to a lot of overhead for reading a random block in a file.</text:p>
          <text:list>
            <text:list-header>
              <text:p text:style-name="P4"/>
            </text:list-header>
          </text:list>
        </text:list-item>
        <text:list-item>
          <text:p text:style-name="P4">Direct pointers = 10 * 8 KB = 80 <text:s/>KB</text:p>
          <text:p text:style-name="P4">Single-indirect pointers = 1 * (8 KB / 4 B) * 8 KB = 16 MB</text:p>
          <text:p text:style-name="P4">Double-indirect pointers = 1 * (8 KB / 4 B) * (8 KB / 4 B)) * <text:s/>8 KB = 32 GB</text:p>
          <text:p text:style-name="P4">Total = 32 GB + 16 MB + 80 KB = 34376597504 bytes</text:p>
          <text:p text:style-name="P4"/>
        </text:list-item>
        <text:list-item>
          <text:p text:style-name="P4">Using a large filesystem block size is good when the files that are being kept are large, for example search engine indexes or biological databases, because it means there will be less disk seeks/accesses over the entire file. Also, bigger block sizes make space locality more efficient because there is more chance that the next address is within the block that was read last time. On the other hand, space is wasted when there are a lot of small files, for example a piece of configuration data, because files are allocated in multiples of blocks.</text:p>
          <text:p text:style-name="P4"/>
        </text:list-item>
        <text:list-item>
          <text:p text:style-name="P4">So that the data is guaranteed to be there once the write system call is finished. This prevents problems with crashes and helps in maintaining concurrency when multiple accesses are happenig at the same time.</text:p>
          <text:p text:style-name="P4"/>
        </text:list-item>
        <text:list-item>
          <text:p text:style-name="P4">Log-structured filesystems append inodes to the end of the log just like any other data, which makes them hard to find. The inode map is used to lookup the location of an inode using file numbers. In a regular filesystem the inodes are pre-allocated, and do not move around, so a search from the root can be done without needing a map to lookup in.</text:p>
          <text:p text:style-name="P4"/>
        </text:list-item>
        <text:list-item>
          <text:p text:style-name="P4">The file-open count is necessary so that the operating system can keep track of whether a file is still in use or not. When a new process opens a file that is already open by another, the overhead is decreased dramatically because the operating system already has most of the metadata about that file in its table. Since the operating system keeps a global file table that spans across processes, if it needs a file-open count to be able to tell when there aren't any more processes accessing the file in question.</text:p>
          <text:p text:style-name="P4"/>
        </text:list-item>
        <text:list-item>
          <text:p text:style-name="P4">Maximum rotational delay to start of sector = 1/7200 = 138.889 microseconds</text:p>
          <text:p text:style-name="P4">Data in one track = 100 sectors * 512 bytes/sector = 51.2 kilobytes</text:p>
          <text:p text:style-name="P4">Transfer rate = 7200 revolutions/second * 51.2 Kbytes/track = 351.5626 megabytes</text:p>
          <text:p text:style-name="P4"/>
        </text:list-item>
        <text:list-item>
          <text:p text:style-name="P4">Read “/” directory file, lookup “foo” inode = 1 block (best case)</text:p>
          <text:p text:style-name="P4">Read “foo” inode to get location of directory file “/foo” = 1 block (best case)</text:p>
          <text:p text:style-name="P4">Read “/foo” directory file, lookup “bar” inode = 1 block (best case)</text:p>
          <text:p text:style-name="P4">Read “bar” inode to get location of directory file “/foo/bar” = 1 block (best case)</text:p>
          <text:p text:style-name="P4">Read “/foo/bar” directory file, lookup “baz” inode = 1 block (best case)</text:p>
          <text:p text:style-name="P4">Read “baz” inode to get location of file “/foo/bar/baz” = 1 block (best case)</text:p>
          <text:p text:style-name="P4">Read first block of data from file pointed to by first direct pointer from /foo/bar/baz” = 1 block</text:p>
          <text:p text:style-name="P4">Total blocks read = 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5in" fo:margin-bottom="0.55in" fo:margin-left="0.55in" fo:margin-right="0.5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10-15T20:28:11</meta:creation-date>
    <dc:date>2006-11-28T03:06:54</dc:date>
    <dc:language>en-US</dc:language>
    <meta:editing-cycles>152</meta:editing-cycles>
    <meta:editing-duration>PT8H50M28S</meta:editing-duration>
    <meta:user-defined meta:name="Info 1"/>
    <meta:user-defined meta:name="Info 2"/>
    <meta:user-defined meta:name="Info 3"/>
    <meta:user-defined meta:name="Info 4"/>
    <meta:document-statistic meta:table-count="0" meta:image-count="0" meta:object-count="0" meta:page-count="1" meta:paragraph-count="26" meta:word-count="794" meta:character-count="4477"/>
  </office:meta>
</office:document-meta>
</file>